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21.99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itm_beorn_staf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itm_beorn_staf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10)|wp_melee(150)</text:p>
          </table:table-cell>
          <table:table-cell table:style-name="ce30" office:value-type="string" calcext:value-type="string">
            <text:p>knows_common|knows_athletics_4|knows_power_draw_3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 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 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5|knows_shield_5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3|knows_ironflesh_4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strike_4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power_strike_6|knows_ironflesh_8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6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180)</text:p>
          </table:table-cell>
          <table:table-cell table:style-name="ce30" office:value-type="string" calcext:value-type="string">
            <text:p>knows_ironflesh_2|knows_power_draw_4|knows_power_strike_1|knows_athletics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 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5|knows_power_strike_4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2|knows_athletics_1|knows_ironflesh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4|knows_athletics_1|knows_ironflesh_1|knows_power_strike_1|knows_shield_3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5|knows_ironflesh_2|knows_power_strike_2|knows_shield_4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8|knows_shield_5|knows_ironflesh_3|knows_power_strike_3|knows_power_throw_6|knows_horse_archery_5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7|knows_shield_6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rhun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1_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b, 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 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pikeman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a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2_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1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3_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_lordly,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2|knows_power_draw_2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2|knows_power_draw_2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a4_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3|knows_power_draw_3|knows_power_strike_3|knows_ironflesh_3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3|knows_power_draw_3|knows_power_strike_3|knows_ironflesh_3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3_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2_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4_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dwarf_vest_b, itm_leather_dwarf_armor_b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 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5_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itm_dwarf_vest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5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6_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7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strike_3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0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melee(280)|wp_archery(240)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melee(310)|wp_archery(270)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itm_arnor_swor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360)|wp_archery(300)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recruit_bad, itm_rohan_recruit, itm_rohan_recruit_good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itm_saddle_horse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word_c,</text:p>
          </table:table-cell>
          <table:table-cell table:style-name="ce18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4|knows_power_throw_4|knows_power_strike_6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light_helmet_a,</text:p>
          </table:table-cell>
          <table:table-cell table:style-name="ce18" office:value-type="string" calcext:value-type="string">
            <text:p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mail_bad, itm_rohan_mail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shield_2|knows_power_throw_4|knows_power_strike_4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_good,itm_rohan_archer_helmet_c_bad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itm_rohan_light_helmet_b_good,</text:p>
          </table:table-cell>
          <table:table-cell table:style-name="ce18" office:value-type="string" calcext:value-type="string">
            <text:p>itm_rohan_recruit_good, itm_rohan_leather_bad, itm_rohan_leather,itm_rohan_leather_good, 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an_sword_c,itm_rohan_shield_a,itm_rohan_shield_b,itm_rohan_shield_c,itm_spear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 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itm_leather_boot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 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good,</text:p>
          </table:table-cell>
          <table:table-cell table:style-name="ce18" office:value-type="string" calcext:value-type="string">
            <text:p>itm_rohan_surcoat,itm_rohan_surcoat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itm_rohan_archer_helmet_c_lordly,</text:p>
          </table:table-cell>
          <table:table-cell table:style-name="ce18" office:value-type="string" calcext:value-type="string">
            <text:p>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irrim_long_hafted_axe,itm_rohan_sword_c,itm_rohan_shield_g,</text:p>
          </table:table-cell>
          <table:table-cell table:style-name="ce18" office:value-type="string" calcext:value-type="string">
            <text:p>itm_thengel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_bad,itm_rohan_light_helmet_b_bad,</text:p>
          </table:table-cell>
          <table:table-cell table:style-name="ce18" office:value-type="string" calcext:value-type="string">
            <text:p>itm_rohan_recruit, itm_rohan_recruit_good, itm_rohan_leather_bad, itm_rohan_leat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itm_leather_boots,</text:p>
          </table:table-cell>
          <table:table-cell table:style-name="ce18" office:value-type="string" calcext:value-type="string">
            <text:p>itm_spear,itm_rohan_sword_c,itm_short_bow,itm_arrows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horse_archery_1|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 itm_rohan_light_helmet_b_good, itm_rohan_archer_helmet_a_bad, itm_rohan_archer_helmet_b_bad, 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itm_heavy_throwing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1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 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 itm_rohan_archer_helmet_b,itm_rohan_inf_helmet_a_bad, itm_rohan_inf_helmet_b_bad, 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1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<text:s/>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_good, itm_rohan_inf_helmet_a, itm_rohan_inf_helmet_b,</text:p>
          </table:table-cell>
          <table:table-cell table:style-name="ce18" office:value-type="string" calcext:value-type="string">
            <text:p>itm_rohan_scale_bad, itm_rohan_scale, itm_rohan_scale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2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 itm_rohan_guard, itm_rohan_guard_goo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heavy_throwing_spear,itm_heavy_throwing_spear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horse_archery_3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 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_lordly, </text:p>
          </table:table-cell>
          <table:table-cell table:style-name="ce18" office:value-type="string" calcext:value-type="string">
            <text:p>itm_rohan_guard_ba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2h_sword, itm_rohirrim_long_hafted_axe,</text:p>
          </table:table-cell>
          <table:table-cell table:style-name="ce18" table:number-columns-repeated="2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6|knows_power_strike_7|knows_ironflesh_8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 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_good,itm_rohan_archer_helmet_a_bad,</text:p>
          </table:table-cell>
          <table:table-cell table:style-name="ce18" office:value-type="string" calcext:value-type="string">
            <text:p>itm_rohan_mail_bad, itm_rohan_mail,itm_rohan_mail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light_helmet_a,</text:p>
          </table:table-cell>
          <table:table-cell table:style-name="ce18" office:value-type="string" calcext:value-type="string">
            <text:p><text:s/>itm_rohan_rider_bad, itm_rohan_rider,itm_rohan_rider_good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_good,itm_rohan_light_helmet_a_good,</text:p>
          </table:table-cell>
          <table:table-cell table:style-name="ce18" office:value-type="string" calcext:value-type="string">
            <text:p>itm_rohan_surcoat_bad,itm_rohan_surcoat,itm_rohan_surcoat_good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_bad, itm_umb_armor_a, itm_umb_armor_a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cloak,itm_umb_armor_a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umbar_rapier,</text:p>
          </table:table-cell>
          <table:table-cell table:style-name="ce18" office:value-type="string" calcext:value-type="string">
            <text:p>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 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 itm_corsair_boots,itm_shortened_spear,itm_umb_shield_a, 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 office:value-type="string" calcext:value-type="string">
            <text:p>itm_umb_armor_b_good,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6|knows_shield_2|knows_power_throw_3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 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bad, itm_umb_armor_d, itm_umb_armor_d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harpoon,itm_corsair_harpoon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8|knows_shield_4|knows_power_strike_4|knows_ironflesh_3|knows_power_throw_5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 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_bad, itm_umb_armor_a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b, 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 itm_corsair_boots,itm_short_bow, itm_regular_bow,itm_corsair_arrows,itm_corsair_throwing_dagger,itm_corsair_sword,itm_umb_shield_b, 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bad, itm_umb_armor_b, itm_umb_armor_b_cloak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c_ba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4|knows_power_draw_4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e_bad, itm_umb_armor_e_cloak, itm_umb_armor_e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6|knows_power_draw_5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 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 itm_umb_armor_c_bad, <text:s/>itm_umb_armor_c_cloak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 itm_umb_shield_c, 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 itm_corsair_boots,itm_umbar_cutlass,itm_umbar_rapier,itm_umb_shield_b, itm_umb_shield_c, 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 itm_corsair_boots,itm_umbar_cutlass,itm_umbar_rapier,itm_umb_shield_b, itm_umb_shield_c, 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itm_umb_armor_d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</text:p>
          </table:table-cell>
          <table:table-cell table:style-name="ce18" office:value-type="string" calcext:value-type="string">
            <text:p>itm_umb_shield_c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 itm_leather_gloves,itm_corsair_boots,itm_umbar_cutlass,itm_umb_shield_c, 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bad,itm_umb_armor_f_good, itm_umb_armor_f, itm_umb_armor_f_cloak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2|knows_power_throw_2|knows_power_strike_4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 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itm_umb_hood_mask,</text:p>
          </table:table-cell>
          <table:table-cell table:style-name="ce18"/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d_cloak, itm_umb_armor_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70) | wp_melee(200)</text:p>
          </table:table-cell>
          <table:table-cell table:style-name="ce30" office:value-type="string" calcext:value-type="string">
            <text:p>knows_common|knows_athletics_8|knows_power_draw_5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 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d_good, itm_umb_armor_d_bad, itm_umb_armor_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a, 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 itm_corsair_boots,itm_umbar_spear,itm_umb_shield_a, 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e_good, itm_umb_armor_e, itm_umb_armor_e_ba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spear,</text:p>
          </table:table-cell>
          <table:table-cell table:style-name="ce18" office:value-type="string" calcext:value-type="string">
            <text:p>itm_umb_shield_e, 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 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_good, itm_umb_armor_f, itm_umb_armor_f_cloak, 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 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Guldur</text:p>
          </table:table-cell>
          <table:table-cell table:style-name="ce6" office:value-type="string" calcext:value-type="string">
            <text:p>Orc_Trackers_of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itm_orc_simple_spear,itm_orc_axe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Guldur&quot;,&quot;Orc_Trackers_of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Guldur","Orc_Trackers_of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Guldur&quot;,&quot;Large_Orc_Tracker_of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Guldur","Large_Orc_Tracker_of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Guldur</text:p>
          </table:table-cell>
          <table:table-cell table:style-name="ce6" office:value-type="string" calcext:value-type="string">
            <text:p>Fell_Orc_Trackers_of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orc_two_handed_ax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riding_1|knows_athletics_6|knows_power_draw_5|knows_power_strike_3|knows_ironflesh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Guldur&quot;,&quot;Fell_Orc_Trackers_of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Guldur","Fell_Orc_Trackers_of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, itm_orc_coif_good, itm_orc_buckethelm_bad, 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 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9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armored_1b, itm_wargarmored_1c,</text:p>
          </table:table-cell>
          <table:table-cell table:style-name="ce30" office:value-type="string" calcext:value-type="string">
            <text:p>str_9| agi_8| int_4| cha_4|level(17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6|knows_power_throw_5|knows_ironflesh_7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5|knows_power_strike_4|knows_ironflesh_10|knows_shield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 <text:s/>itm_orc_throwing_axes,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|knows_shield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4,orc_face3,orc_face8]," calcext:value-type="string">
            <text:p>["i4_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8" table:number-columns-repeated="2"/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5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 itm_wargarmored_2c,</text:p>
          </table:table-cell>
          <table:table-cell table:style-name="ce30" office:value-type="string" calcext:value-type="string">
            <text:p>str_9| agi_8| int_4| cha_4|level(18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</text:p>
          </table:table-cell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.00.0000</text:date>, <text:time style:data-style-name="N2" text:time-value="17:03:12.13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2-09T17:27:05.460000000</dc:date>
    <meta:editing-duration>P1DT15H1M55S</meta:editing-duration>
    <meta:editing-cycles>180</meta:editing-cycles>
    <meta:document-statistic meta:table-count="2" meta:cell-count="6665" meta:object-count="0"/>
  </office:meta>
</office:document-meta>
</file>